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Times New Roman" fo:font-weight="normal" fo:background-color="transparent" style:font-weight-asian="normal" style:font-weight-complex="normal"/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echo=FALSE, results=hide&gt;&gt;=</text:p>
      <text:p text:style-name="P1">library(rgrs)</text:p>
      <text:p text:style-name="P1">@</text:p>
      <text:p text:style-name="P1"/>
      <text:h text:style-name="Heading_20_3" text:outline-level="3">Tableau croisé</text:h>
      <text:p text:style-name="Standard"/>
      <text:p text:style-name="P1">&lt;&lt;echo=FALSE, results=xml&gt;&gt;=</text:p>
      <text:p text:style-name="P1">data(iris)</text:p>
      <text:p text:style-name="P1">tab &lt;- table(cut(iris$Sepal.Length, 4), iris$Species)</text:p>
      <text:p text:style-name="P1">genere.tableau(tab)</text:p>
      <text:p text:style-name="P1">@</text:p>
      <text:p text:style-name="P1"/>
      <text:p text:style-name="P2"><text:span text:style-name="T9">L'effectif total du tableau vaut</text:span> \Sexpr{sum(tab)}.</text:p>
      <text:p text:style-name="P3"/>
      <text:h text:style-name="Heading_20_3" text:outline-level="3">Graphique</text:h>
      <text:p text:style-name="Standard"/>
      <text:p text:style-name="P1">&lt;&lt;echo=FALSE, fig=TRUE&gt;&gt;=</text:p>
      <text:p text:style-name="P1">boxplot(Sepal.Length ~ Species, data=iris)</text:p>
      <text:p text:style-name="P1">@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aakar" svg:font-family="aak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2T21:36:03</meta:creation-date>
    <dc:date>2008-09-26T14:02:01</dc:date>
    <meta:editing-cycles>22</meta:editing-cycles>
    <meta:editing-duration>PT2H9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42" meta:character-count="295"/>
  </office:meta>
</office:document-meta>
</file>